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venir, sans-serif" svg:font-family="Avenir, sans-serif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Liberation San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Liberation San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border-top="none" fo:border-left="none" fo:border-bottom="0.0104in solid #000000" fo:border-right="none" fo:padding-top="0in" fo:padding-left="0in" fo:padding-bottom="0.0138in" fo:padding-right="0in" style:shadow="none"/>
      <style:text-properties style:font-name="Liberation Sans" style:font-weight-complex="bold" fo:color="#2B2B2B"/>
    </style:style>
    <style:style style:name="P2" style:parent-style-name="Standard" style:family="paragraph">
      <style:text-properties style:font-name="Liberation Sans" fo:font-weight="bold" style:font-weight-asian="bold" style:font-weight-complex="bold"/>
    </style:style>
    <style:style style:name="T3" style:parent-style-name="DefaultParagraphFont" style:family="text">
      <style:text-properties style:font-name="Liberation Sans" fo:font-style="italic" style:font-style-asian="italic" fo:color="#2B2B2B"/>
    </style:style>
    <style:style style:name="T4" style:parent-style-name="DefaultParagraphFont" style:family="text">
      <style:text-properties style:font-name="Liberation Sans" fo:font-weight="bold" style:font-weight-asian="bold" style:font-weight-complex="bold" fo:font-style="italic" style:font-style-asian="italic" fo:color="#2B2B2B"/>
    </style:style>
    <style:style style:name="P5" style:parent-style-name="Textbody" style:family="paragraph">
      <style:text-properties style:font-name="Liberation Sans" fo:font-weight="bold" style:font-weight-asian="bold" style:font-weight-complex="bold" fo:color="#2B2B2B"/>
    </style:style>
    <style:style style:name="P6" style:parent-style-name="Textbody" style:family="paragraph">
      <style:text-properties style:font-name="Liberation Sans" fo:font-style="italic" style:font-style-asian="italic" style:font-style-complex="italic" fo:color="#2B2B2B"/>
    </style:style>
    <style:style style:name="T7" style:parent-style-name="DefaultParagraphFont" style:family="text">
      <style:text-properties style:font-name="Liberation Sans" fo:color="#2B2B2B"/>
    </style:style>
    <style:style style:name="T8" style:parent-style-name="DefaultParagraphFont" style:family="text">
      <style:text-properties style:font-name="Liberation Sans" fo:color="#2B2B2B"/>
    </style:style>
    <style:style style:name="T9" style:parent-style-name="DefaultParagraphFont" style:family="text">
      <style:text-properties style:font-name="Liberation Sans" fo:color="#2B2B2B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Liberation Sans" fo:color="#2B2B2B"/>
    </style:style>
    <style:style style:name="T11" style:parent-style-name="DefaultParagraphFont" style:family="text">
      <style:text-properties style:font-name="Liberation Sans" fo:font-weight="bold" style:font-weight-asian="bold" style:font-weight-complex="bold" fo:color="#2B2B2B"/>
    </style:style>
    <style:style style:name="T12" style:parent-style-name="DefaultParagraphFont" style:family="text">
      <style:text-properties style:font-name="Liberation Sans" fo:color="#2B2B2B"/>
    </style:style>
    <style:style style:name="T13" style:parent-style-name="DefaultParagraphFont" style:family="text">
      <style:text-properties style:font-name="Liberation Sans" fo:color="#2B2B2B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Liberation Sans" fo:color="#2B2B2B"/>
    </style:style>
    <style:style style:name="P1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Liberation Sans" style:font-weight-complex="bold" fo:color="#2B2B2B"/>
    </style:style>
    <style:style style:name="P16" style:parent-style-name="Standard" style:family="paragraph">
      <style:text-properties style:font-name="Liberation Sans" fo:font-weight="bold" style:font-weight-asian="bold" style:font-weight-complex="bold"/>
    </style:style>
    <style:style style:name="P17" style:parent-style-name="Standard" style:family="paragraph">
      <style:text-properties style:font-name="Liberation Sans" fo:font-style="italic" style:font-style-asian="italic"/>
    </style:style>
    <style:style style:name="P18" style:parent-style-name="Standard" style:family="paragraph">
      <style:text-properties style:font-name="Liberation Sans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2B2B2B"/>
    </style:style>
    <style:style style:name="T20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2B2B2B"/>
    </style:style>
    <style:style style:name="P21" style:parent-style-name="Standard" style:family="paragraph">
      <style:text-properties style:font-name="Liberation Sans" fo:font-weight="bold" style:font-weight-asian="bold" style:font-weight-complex="bold" fo:color="#2B2B2B"/>
    </style:style>
    <style:style style:name="P22" style:parent-style-name="Standard" style:family="paragraph">
      <style:text-properties style:font-name="Liberation Sans" fo:font-weight="bold" style:font-weight-asian="bold" style:font-weight-complex="bold" fo:color="#2B2B2B"/>
    </style:style>
    <style:style style:name="P23" style:parent-style-name="Standard" style:family="paragraph">
      <style:text-properties style:font-name="Liberation Sans" fo:font-weight="bold" style:font-weight-asian="bold" style:font-weight-complex="bold" fo:color="#2B2B2B"/>
    </style:style>
    <style:style style:name="P24" style:parent-style-name="Standard" style:family="paragraph">
      <style:text-properties style:font-name="Liberation Sans" fo:font-weight="bold" style:font-weight-asian="bold" style:font-weight-complex="bold" fo:color="#2B2B2B"/>
    </style:style>
    <style:style style:name="P2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Liberation Sans" style:font-weight-complex="bold" fo:color="#2B2B2B"/>
    </style:style>
    <style:style style:name="P26" style:parent-style-name="Standard" style:family="paragraph">
      <style:text-properties style:font-name="Avenir, sans-serif" fo:font-weight="bold" style:font-weight-asian="bold" style:font-weight-complex="bold" fo:color="#2B2B2B"/>
    </style:style>
    <style:style style:name="P27" style:parent-style-name="Standard" style:family="paragraph">
      <style:text-properties style:font-name="Liberation Sans" style:font-weight-complex="bold" fo:font-style="italic" style:font-style-asian="italic" fo:color="#2B2B2B"/>
    </style:style>
    <style:style style:name="P28" style:parent-style-name="Standard" style:family="paragraph">
      <style:text-properties style:font-name="Liberation Sans" style:font-weight-complex="bold" fo:font-style="italic" style:font-style-asian="italic" fo:color="#2B2B2B"/>
    </style:style>
    <style:style style:name="P29" style:parent-style-name="Standard" style:family="paragraph">
      <style:text-properties style:font-name="Liberation Sans" fo:font-weight="bold" style:font-weight-asian="bold" style:font-weight-complex="bold" fo:color="#2B2B2B"/>
    </style:style>
    <style:style style:name="P30" style:parent-style-name="Standard" style:family="paragraph">
      <style:text-properties style:font-name="Liberation Sans" style:font-weight-complex="bold" fo:color="#2B2B2B"/>
    </style:style>
    <style:style style:name="P31" style:parent-style-name="Standard" style:family="paragraph"/>
    <style:style style:name="T32" style:parent-style-name="DefaultParagraphFont" style:family="text">
      <style:text-properties style:font-name="Liberation Sans" style:font-weight-complex="bold" fo:color="#2B2B2B"/>
    </style:style>
    <style:style style:name="P33" style:parent-style-name="Standard" style:family="paragraph">
      <style:text-properties style:font-name="Liberation Sans" style:font-weight-complex="bold" fo:color="#2B2B2B"/>
    </style:style>
    <style:style style:name="P34" style:parent-style-name="Standard" style:family="paragraph">
      <style:text-properties style:font-name="Avenir, sans-serif" fo:font-weight="bold" style:font-weight-asian="bold" style:font-weight-complex="bold" fo:color="#2B2B2B"/>
    </style:style>
    <style:style style:name="P3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Liberation Sans" style:font-weight-complex="bold" fo:color="#2B2B2B"/>
    </style:style>
    <style:style style:name="P36" style:parent-style-name="Standard" style:family="paragraph">
      <style:text-properties style:font-name="Avenir, sans-serif" style:font-weight-complex="bold" fo:color="#2B2B2B"/>
    </style:style>
    <style:style style:name="T37" style:parent-style-name="DefaultParagraphFont" style:family="text">
      <style:text-properties style:font-name="Liberation Sans" style:font-weight-complex="bold" fo:color="#313131"/>
    </style:style>
    <style:style style:name="T38" style:parent-style-name="DefaultParagraphFont" style:family="text">
      <style:text-properties style:font-name="Liberation Sans" style:font-weight-complex="bold" fo:color="#313131"/>
    </style:style>
    <style:style style:name="T39" style:parent-style-name="DefaultParagraphFont" style:family="text">
      <style:text-properties style:font-name="Liberation Sans" fo:font-weight="bold" style:font-weight-asian="bold" style:font-weight-complex="bold" fo:color="#313131"/>
    </style:style>
    <style:style style:name="T40" style:parent-style-name="DefaultParagraphFont" style:family="text">
      <style:text-properties style:font-name="Liberation Sans" style:font-weight-complex="bold" fo:color="#313131"/>
    </style:style>
    <style:style style:name="P41" style:parent-style-name="Standard" style:family="paragraph">
      <style:text-properties style:font-name="Liberation Sans" fo:font-weight="bold" style:font-weight-asian="bold" style:font-weight-complex="bold"/>
    </style:style>
    <style:style style:name="P42" style:parent-style-name="Standard" style:family="paragraph">
      <style:text-properties style:font-name="Liberation Sans" fo:font-weight="bold" style:font-weight-asian="bold" style:font-weight-complex="bold"/>
    </style:style>
    <style:style style:name="P43" style:parent-style-name="Standard" style:family="paragraph">
      <style:text-properties style:font-name="Liberation Sans" fo:color="#2B2B2B"/>
    </style:style>
    <style:style style:name="P44" style:parent-style-name="Standard" style:family="paragraph">
      <style:text-properties style:font-name="Liberation Sans" fo:color="#2B2B2B"/>
    </style:style>
    <style:style style:name="P45" style:parent-style-name="Standard" style:family="paragraph">
      <style:text-properties style:font-name="Liberation Sans" fo:color="#2B2B2B"/>
    </style:style>
    <style:style style:name="P46" style:parent-style-name="Standard" style:family="paragraph">
      <style:text-properties style:font-name="Liberation Sans" fo:color="#2B2B2B"/>
    </style:style>
    <style:style style:name="P47" style:parent-style-name="Standard" style:family="paragraph">
      <style:text-properties style:font-name="Liberation Sans" fo:color="#2B2B2B"/>
    </style:style>
    <style:style style:name="P48" style:parent-style-name="Standard" style:family="paragraph">
      <style:text-properties style:font-name="Liberation Sans" fo:color="#2B2B2B"/>
    </style:style>
    <style:style style:name="P49" style:parent-style-name="Standard" style:family="paragraph">
      <style:text-properties style:font-name="Liberation Sans" fo:color="#2B2B2B"/>
    </style:style>
    <style:style style:name="P50" style:parent-style-name="Standard" style:family="paragraph">
      <style:text-properties style:font-name="Liberation Sans" fo:color="#2B2B2B"/>
    </style:style>
    <style:style style:name="P51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Liberation Sans" style:font-weight-complex="bold" fo:color="#2B2B2B"/>
    </style:style>
    <style:style style:name="P52" style:parent-style-name="Standard" style:family="paragraph">
      <style:text-properties style:font-name="Liberation Sans" style:font-weight-complex="bold" fo:color="#2B2B2B"/>
    </style:style>
    <style:style style:name="T53" style:parent-style-name="DefaultParagraphFont" style:family="text">
      <style:text-properties style:font-name="Liberation Sans" fo:font-weight="bold" style:font-weight-asian="bold" style:font-weight-complex="bold" fo:color="#313131"/>
    </style:style>
    <style:style style:name="T54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313131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Liberation Sans" fo:font-weight="bold" style:font-weight-asian="bold" style:font-weight-complex="bold" fo:color="#313131"/>
    </style:style>
    <style:style style:name="T56" style:parent-style-name="DefaultParagraphFont" style:family="text">
      <style:text-properties style:font-name="Liberation Sans" fo:font-weight="bold" style:font-weight-asian="bold" style:font-weight-complex="bold" fo:color="#313131"/>
    </style:style>
    <style:style style:name="T57" style:parent-style-name="DefaultParagraphFont" style:family="text">
      <style:text-properties style:font-name="Liberation Sans" fo:font-weight="bold" style:font-weight-asian="bold" style:font-weight-complex="bold" fo:color="#F79646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Liberation Sans" fo:font-weight="bold" style:font-weight-asian="bold" style:font-weight-complex="bold" fo:color="#313131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style:font-name="Liberation Sans" fo:font-weight="bold" style:font-weight-asian="bold" style:font-weight-complex="bold" fo:color="#313131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style:font-name="Liberation Sans" fo:font-weight="bold" style:font-weight-asian="bold" style:font-weight-complex="bold" fo:color="#313131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Liberation Sans" style:font-weight-complex="bold" fo:color="#2B2B2B"/>
    </style:style>
    <style:style style:name="P62" style:parent-style-name="Standard" style:family="paragraph">
      <style:text-properties style:font-name="Liberation Sans" style:font-weight-complex="bold" fo:color="#2B2B2B"/>
    </style:style>
    <style:style style:name="P63" style:parent-style-name="NormalWeb" style:family="paragraph">
      <style:paragraph-properties fo:margin-top="0in" fo:margin-bottom="0.2916in" fo:background-color="#FFFFFF"/>
    </style:style>
    <style:style style:name="T64" style:parent-style-name="DefaultParagraphFont" style:family="text">
      <style:text-properties style:font-name="Arial" style:font-name-complex="Arial" fo:font-weight="bold" style:font-weight-asian="bold" fo:color="#2B2B2B"/>
    </style:style>
    <style:style style:name="T65" style:parent-style-name="DefaultParagraphFont" style:family="text">
      <style:text-properties style:font-name="Arial" style:font-name-complex="Arial" fo:color="#2B2B2B"/>
    </style:style>
    <style:style style:name="P66" style:parent-style-name="NormalWeb" style:family="paragraph">
      <style:paragraph-properties fo:margin-top="0in" fo:margin-bottom="0.2916in" fo:background-color="#FFFFFF"/>
    </style:style>
    <style:style style:name="T67" style:parent-style-name="DefaultParagraphFont" style:family="text">
      <style:text-properties style:font-name="Liberation Sans" fo:font-weight="bold" style:font-weight-asian="bold" style:font-weight-complex="bold" fo:color="#313131"/>
    </style:style>
    <style:style style:name="T68" style:parent-style-name="DefaultParagraphFont" style:family="text">
      <style:text-properties style:font-name="Liberation Sans" fo:font-weight="bold" style:font-weight-asian="bold" style:font-weight-complex="bold" fo:color="#313131"/>
    </style:style>
    <style:style style:name="T69" style:parent-style-name="DefaultParagraphFont" style:family="text">
      <style:text-properties style:font-name="Liberation Sans" fo:font-weight="bold" style:font-weight-asian="bold" style:font-weight-complex="bold" fo:color="#313131"/>
    </style:style>
    <style:style style:name="T70" style:parent-style-name="DefaultParagraphFont" style:family="text">
      <style:text-properties style:font-name="Liberation Sans" style:font-name-complex="Mangal" fo:font-style="italic" style:font-style-asian="italic" style:font-style-complex="italic" fo:color="#313131"/>
    </style:style>
    <style:style style:name="T71" style:parent-style-name="Emphasis" style:family="text">
      <style:text-properties style:font-name="Arial" style:font-name-complex="Arial" fo:font-style="normal" style:font-style-asian="normal" style:font-style-complex="normal" fo:color="#2B2B2B"/>
    </style:style>
    <style:style style:name="T72" style:parent-style-name="Emphasis" style:family="text">
      <style:text-properties style:font-name="Arial" style:font-name-complex="Arial" fo:font-style="normal" style:font-style-asian="normal" style:font-style-complex="normal" fo:color="#2B2B2B"/>
    </style:style>
    <style:style style:name="T73" style:parent-style-name="Emphasis" style:family="text">
      <style:text-properties style:font-name="Arial" style:font-name-complex="Arial" fo:font-style="normal" style:font-style-asian="normal" style:font-style-complex="normal" fo:color="#2B2B2B"/>
    </style:style>
    <style:style style:name="T74" style:parent-style-name="Emphasis" style:family="text">
      <style:text-properties style:font-name="Arial" style:font-name-complex="Arial" fo:font-style="normal" style:font-style-asian="normal" style:font-style-complex="normal" fo:color="#2B2B2B"/>
    </style:style>
    <style:style style:name="T75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313131"/>
    </style:style>
    <style:style style:name="T76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313131"/>
    </style:style>
    <style:style style:name="T77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313131"/>
    </style:style>
    <style:style style:name="T78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313131"/>
    </style:style>
    <style:style style:name="T79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313131"/>
    </style:style>
    <style:style style:name="T80" style:parent-style-name="Emphasis" style:family="text">
      <style:text-properties style:font-name="Arial" style:font-name-complex="Arial" fo:color="#2B2B2B"/>
    </style:style>
    <style:style style:name="T81" style:parent-style-name="Emphasis" style:family="text">
      <style:text-properties style:font-name="Arial" style:font-name-complex="Arial" fo:color="#2B2B2B"/>
    </style:style>
    <style:style style:name="T82" style:parent-style-name="DefaultParagraphFont" style:family="text">
      <style:text-properties style:font-name="Liberation Sans" fo:font-weight="bold" style:font-weight-asian="bold" style:font-weight-complex="bold" fo:font-style="italic" style:font-style-asian="italic" style:font-style-complex="italic" fo:color="#313131"/>
    </style:style>
    <style:style style:name="T83" style:parent-style-name="DefaultParagraphFont" style:family="text">
      <style:text-properties style:font-name="Arial" style:font-name-complex="Arial" fo:color="#2B2B2B" fo:background-color="#FFFFFF"/>
    </style:style>
    <style:style style:name="T84" style:parent-style-name="DefaultParagraphFont" style:family="text">
      <style:text-properties style:font-name="Arial" style:font-name-complex="Arial" fo:font-weight="bold" style:font-weight-asian="bold" fo:color="#2B2B2B" fo:background-color="#FFFFFF"/>
    </style:style>
    <style:style style:name="T85" style:parent-style-name="DefaultParagraphFont" style:family="text">
      <style:text-properties style:font-name="Arial" style:font-name-complex="Arial" fo:color="#2B2B2B" fo:background-color="#FFFFFF"/>
    </style:style>
    <style:style style:name="T86" style:parent-style-name="DefaultParagraphFont" style:family="text">
      <style:text-properties style:font-name="Arial" style:font-name-complex="Arial" fo:font-weight="bold" style:font-weight-asian="bold" fo:font-style="italic" style:font-style-asian="italic" fo:color="#F79646" fo:background-color="#FFFFFF"/>
    </style:style>
    <style:style style:name="T87" style:parent-style-name="DefaultParagraphFont" style:family="text">
      <style:text-properties style:font-name="Arial" style:font-name-complex="Arial" fo:font-weight="bold" style:font-weight-asian="bold" fo:font-style="italic" style:font-style-asian="italic" fo:color="#F79646" fo:background-color="#FFFFFF"/>
    </style:style>
    <style:style style:name="T88" style:parent-style-name="DefaultParagraphFont" style:family="text">
      <style:text-properties style:font-name="Arial" style:font-name-complex="Arial" fo:font-weight="bold" style:font-weight-asian="bold" fo:font-style="italic" style:font-style-asian="italic" fo:color="#2B2B2B" fo:background-color="#FFFFFF"/>
    </style:style>
  </office:automatic-styles>
  <office:body>
    <office:text text:use-soft-page-breaks="true">
      <text:p text:style-name="P1">Q1</text:p>
      <text:p text:style-name="P2"/>
      <text:p text:style-name="Standard"><text:span text:style-name="T3">Theme: calories are important but they aren’t the<text:s/></text:span><text:span text:style-name="T4">whole picture.</text:span></text:p>
      <text:p text:style-name="P5">Answer to following an example.</text:p>
      <text:p text:style-name="P6">Say two people are told that they can eat whatever they want at lunch as long as it<text:s/>doesn’t exceed 500 calories. John grabs a slice of cheese pizza and two 100-calorie packs of cookies. Mike grabs a turkey sandwich on whole wheat bread with provolone cheese, lettuce, tomato, and mustard and an apple on the side.</text:p>
      <text:p text:style-name="Textbody"><text:span text:style-name="T7">John’s lunch is mostly ju</text:span><text:span text:style-name="T8">st<text:s/></text:span><text:span text:style-name="T9">refined carbohydrate, fat, a little protein, and very little fiber</text:span><text:span text:style-name="T10"><text:s/></text:span><text:span text:style-name="T11">vs<text:s/></text:span><text:span text:style-name="T12">Mike’s lunch which had<text:s/></text:span><text:span text:style-name="T13">a balance of protein, complex carbohydrate, fat, and fiber</text:span><text:span text:style-name="T14">.</text:span></text:p>
      <text:p text:style-name="P15">Q2</text:p>
      <text:p text:style-name="P16"/>
      <text:p text:style-name="P17">Theme: choose the right ingredient</text:p>
      <text:p text:style-name="P18"/>
      <text:p text:style-name="Standard"><text:span text:style-name="T19">Which of the following X ingredients is a healthy way to add</text:span><text:span text:style-name="T20"><text:s/>protein to your meal?</text:span></text:p>
      <text:list text:style-name="LFO1" text:continue-numbering="true">
        <text:list-item>
          <text:p text:style-name="P21">ingredient A</text:p>
        </text:list-item>
        <text:list-item>
          <text:p text:style-name="P22">ingredient B</text:p>
        </text:list-item>
        <text:list-item>
          <text:p text:style-name="P23">ingredient C</text:p>
        </text:list-item>
      </text:list>
      <text:p text:style-name="P24"/>
      <text:p text:style-name="P25">Q3</text:p>
      <text:p text:style-name="P26"/>
      <text:p text:style-name="P27">Based on research findings, the IARC recommends avoiding all forms of processed meats and limiting unprocessed meat intake to 3 to 4 ounce servings, no more than 3 times per week.</text:p>
      <text:p text:style-name="P28"/>
      <text:p text:style-name="P29">However,<text:s/>lean, unprocessed red meats can still be part of a healthy diet. Just make sure to limit intake to 3 to 4 ounce servings, no more than 3 times per week.</text:p>
      <text:list text:style-name="LFO2" text:continue-numbering="true">
        <text:list-item>
          <text:p text:style-name="P30">unprocessed red meats</text:p>
        </text:list-item>
        <text:list-item>
          <text:p text:style-name="P31"><text:span text:style-name="T32">pizza meat</text:span></text:p>
        </text:list-item>
        <text:list-item>
          <text:p text:style-name="P33">burger meat</text:p>
        </text:list-item>
      </text:list>
      <text:p text:style-name="P34"/>
      <text:p text:style-name="P35">Q4</text:p>
      <text:p text:style-name="P36"/>
      <text:p text:style-name="Standard"><text:span text:style-name="T37">Toxins that are produced in the body include lactic<text:s/></text:span><text:span text:style-name="T38">acid, urea and waste products from microbes in the gut.<text:s/></text:span><text:span text:style-name="T39">External toxins may include pesticides</text:span><text:span text:style-name="T40">, mercury in seafood, lead from car exhaust and air pollution, chemicals in tobacco products and drugs or alcohol.</text:span></text:p>
      <text:p text:style-name="P41"/>
      <text:p text:style-name="P42">Which of the following is a toxin not produced<text:s/>in our bodies?</text:p>
      <text:list text:style-name="LFO2" text:continue-numbering="true">
        <text:list-item>
          <text:p text:style-name="P43">lactic acid</text:p>
        </text:list-item>
        <text:list-item>
          <text:p text:style-name="P44"><text:bookmark-start text:name="_GoBack1"/><text:bookmark-end text:name="_GoBack1"/>urea</text:p>
        </text:list-item>
        <text:list-item>
          <text:p text:style-name="P45">pesticide</text:p>
        </text:list-item>
      </text:list>
      <text:p text:style-name="P46"/>
      <text:p text:style-name="P47"/>
      <text:p text:style-name="P48"/>
      <text:p text:style-name="P49"/>
      <text:p text:style-name="P50"/>
      <text:p text:style-name="P51">Q5</text:p>
      <text:p text:style-name="P52"/>
      <text:p text:style-name="Standard"><text:span text:style-name="T53">If the amount of toxins to which a person is exposed exceeds<text:s/></text:span><text:span text:style-name="T54">his/her body's ability to excrete them</text:span><text:span text:style-name="T55">, the toxins may be stored in fat cells, soft tissue and bone, negatively affecting health. This is the r</text:span><text:span text:style-name="T56">ationale behind the use of practices that support the body's own detoxification capabilities,<text:s/></text:span><text:span text:style-name="T57">but more research is needed</text:span><text:span text:style-name="T58">.</text:span></text:p>
      <text:p text:style-name="P59"/>
      <text:p text:style-name="P60"/>
      <text:p text:style-name="P61">Q6</text:p>
      <text:p text:style-name="P62"/>
      <text:p text:style-name="P63"><text:span text:style-name="T64">Processed Foods</text:span><text:span text:style-name="T65"><text:s/>and nutrition</text:span></text:p>
      <text:p text:style-name="P66"><text:span text:style-name="T67">Consider that product-A has the following ingredients list:<text:s/></text:span><text:span text:style-name="T68"><text:line-break/></text:span><text:span text:style-name="T69">[</text:span><text:span text:style-name="T70"> </text:span><text:span text:style-name="T71">Dates, Peanuts, Egg Whites, Cacao,</text:span><text:span text:style-name="T72"><text:s/>Natural Chocolate Flavor, Natural Peanut Flavor, C</text:span><text:span text:style-name="T73">o</text:span><text:span text:style-name="T74">coa, Salt</text:span><text:span text:style-name="T75"><text:s/>]</text:span><text:span text:style-name="T76"><text:line-break/></text:span><text:span text:style-name="T77">Whereas product-B has the following ingredients list:</text:span><text:span text:style-name="T78"><text:line-break/></text:span><text:span text:style-name="T79"><text:s/>[</text:span><text:span text:style-name="T80">Protein blend (soy protein isolate, whey protein, isolate, milk protein isolate, casein, calcium caseinate), Fructose, Peanut Butter, Su</text:span><text:span text:style-name="T81">gar, Corn Syrup, Water, Whey Protein Concentrate, Fractionated Palm Kernel and Palm Oil etc...<text:s/></text:span><text:span text:style-name="T82">]</text:span></text:p>
      <text:p text:style-name="Standard"><text:span text:style-name="T83">Both are processed foods and are nutritionally very similar, yet the shorted ingredients list is a good indication that<text:s/></text:span><text:span text:style-name="T84">product-A</text:span><text:span text:style-name="T85"><text:s/>it’s made with a mostly<text:s/></text:span><text:span text:style-name="T86">whole</text:span><text:span text:style-name="T87">, more nutritious ingredients</text:span><text:span text:style-name="T88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venir, sans-serif" svg:font-family="Avenir, sans-serif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Normal" style:default-outline-level="4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4" style:num-format=""/>
    </text:outline-style>
    <style:style style:name="WW_CharLFO1LVL1" style:family="text">
      <style:text-properties style:font-name="Liberation Sans" style:font-name-asian="SimSun" style:font-name-complex="Mang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ans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Liberation San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Liberation San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bar</meta:initial-creator>
    <dc:creator>Pbar</dc:creator>
    <meta:creation-date>2017-10-20T23:40:00Z</meta:creation-date>
    <dc:date>2020-06-19T10:54:00Z</dc:date>
    <meta:template xlink:href="Normal.dotm" xlink:type="simple"/>
    <meta:editing-cycles>6</meta:editing-cycles>
    <meta:editing-duration>PT1920S</meta:editing-duration>
    <meta:document-statistic meta:page-count="2" meta:paragraph-count="5" meta:word-count="375" meta:character-count="2514" meta:row-count="17" meta:non-whitespace-character-count="2144"/>
  </office:meta>
</office:document-meta>
</file>